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43c" officeooo:paragraph-rsid="0003eb27"/>
    </style:style>
    <style:style style:name="P2" style:family="paragraph" style:parent-style-name="Standard">
      <style:text-properties officeooo:rsid="0003fbe4" officeooo:paragraph-rsid="0003eb27"/>
    </style:style>
    <style:style style:name="P3" style:family="paragraph" style:parent-style-name="Standard">
      <style:text-properties officeooo:rsid="0010ffdb" officeooo:paragraph-rsid="0010ffdb"/>
    </style:style>
    <style:style style:name="P4" style:family="paragraph" style:parent-style-name="Standard" style:list-style-name="L1">
      <style:text-properties officeooo:rsid="00164fd1" officeooo:paragraph-rsid="00164fd1"/>
    </style:style>
    <style:style style:name="P5" style:family="paragraph" style:parent-style-name="Standard" style:list-style-name="L1">
      <style:text-properties officeooo:rsid="0003fbe4" officeooo:paragraph-rsid="0003fbe4"/>
    </style:style>
    <style:style style:name="P6" style:family="paragraph" style:parent-style-name="Standard" style:list-style-name="L1">
      <style:text-properties officeooo:rsid="00155b65" officeooo:paragraph-rsid="00155b65"/>
    </style:style>
    <style:style style:name="P7" style:family="paragraph" style:parent-style-name="Standard" style:list-style-name="L1">
      <style:text-properties officeooo:rsid="00050499" officeooo:paragraph-rsid="00050499"/>
    </style:style>
    <style:style style:name="P8" style:family="paragraph" style:parent-style-name="Standard" style:list-style-name="L1">
      <style:text-properties officeooo:rsid="00061f56" officeooo:paragraph-rsid="00061f56"/>
    </style:style>
    <style:style style:name="P9" style:family="paragraph" style:parent-style-name="Standard" style:list-style-name="L1">
      <style:text-properties officeooo:rsid="0007f000" officeooo:paragraph-rsid="0007f000"/>
    </style:style>
    <style:style style:name="P10" style:family="paragraph" style:parent-style-name="Standard" style:list-style-name="L1">
      <style:text-properties officeooo:rsid="00178ad8" officeooo:paragraph-rsid="00178ad8" fo:background-color="#ffff00"/>
    </style:style>
    <style:style style:name="T1" style:family="text">
      <style:text-properties officeooo:rsid="00164fd1"/>
    </style:style>
    <style:style style:name="T2" style:family="text">
      <style:text-properties officeooo:rsid="0007f000"/>
    </style:style>
    <style:style style:name="T3" style:family="text">
      <style:text-properties officeooo:rsid="00178a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ngs to do for SCGSR</text:p>
      <text:p text:style-name="P2"/>
      <text:list xml:id="list7310634669374313009" text:style-name="L1">
        <text:list-item>
          <text:p text:style-name="P4">Graduate Thesis Abstract</text:p>
          <text:list>
            <text:list-item>
              <text:p text:style-name="P4">Title ?</text:p>
            </text:list-item>
            <text:list-item>
              <text:p text:style-name="P4">Upload</text:p>
              <text:list>
                <text:list-item>
                  <text:p text:style-name="P4">Finish Writing </text:p>
                </text:list-item>
              </text:list>
            </text:list-item>
          </text:list>
          <text:p text:style-name="P5"/>
        </text:list-item>
        <text:list-item>
          <text:p text:style-name="P5">Prior Research Experience?</text:p>
          <text:list>
            <text:list-item>
              <text:p text:style-name="P6">Do I need more than 1?</text:p>
            </text:list-item>
          </text:list>
          <text:p text:style-name="P5"/>
        </text:list-item>
        <text:list-item>
          <text:p text:style-name="P7">Awards Honors? </text:p>
          <text:list>
            <text:list-item>
              <text:p text:style-name="P7">Is undergrad Dean’s List valid?</text:p>
            </text:list-item>
            <text:list-item>
              <text:p text:style-name="P4">Graduating with Honors?</text:p>
              <text:p text:style-name="P7"/>
            </text:list-item>
          </text:list>
        </text:list-item>
        <text:list-item>
          <text:p text:style-name="P8"><text:span text:style-name="T1">Current </text:span>Graduate Support</text:p>
          <text:list>
            <text:list-item>
              <text:p text:style-name="P8">DOE award number</text:p>
            </text:list-item>
            <text:list-item>
              <text:p text:style-name="P8">Project Title</text:p>
              <text:p text:style-name="P8"/>
            </text:list-item>
          </text:list>
        </text:list-item>
        <text:list-item>
          <text:p text:style-name="P4">Proposed Research Project</text:p>
          <text:list>
            <text:list-item>
              <text:p text:style-name="P4">Title: <text:span text:style-name="T2">Implementation of Pion-Nucleus Interaction Cross Section Reweighting in Geant 4</text:span></text:p>
            </text:list-item>
            <text:list-item>
              <text:p text:style-name="P4">Put in abstract</text:p>
              <text:list>
                <text:list-item>
                  <text:p text:style-name="P4">Finish</text:p>
                </text:list-item>
              </text:list>
            </text:list-item>
            <text:list-item>
              <text:p text:style-name="P4">Attach Research Proposal</text:p>
              <text:list>
                <text:list-item>
                  <text:p text:style-name="P4">Finish</text:p>
                </text:list-item>
              </text:list>
              <text:p text:style-name="P9"/>
            </text:list-item>
          </text:list>
        </text:list-item>
        <text:list-item>
          <text:p text:style-name="P9">Research Proposal Abstract</text:p>
          <text:p text:style-name="P9"/>
        </text:list-item>
        <text:list-item>
          <text:p text:style-name="P9">Research Proposal Full</text:p>
          <text:p text:style-name="P9"/>
        </text:list-item>
        <text:list-item>
          <text:p text:style-name="P9">Additional Project Information</text:p>
          <text:list>
            <text:list-item>
              <text:p text:style-name="P9">Start/End Date</text:p>
              <text:list>
                <text:list-item>
                  <text:p text:style-name="P4">Start: On or after 6/4/2018, on or before 10/1/2018</text:p>
                </text:list-item>
                <text:list-item>
                  <text:p text:style-name="P4">End: 3-12 Months from the Start date</text:p>
                </text:list-item>
              </text:list>
            </text:list-item>
            <text:list-item>
              <text:p text:style-name="P9">Will I use Facilities? </text:p>
              <text:list>
                <text:list-item>
                  <text:p text:style-name="P4">No?</text:p>
                  <text:p text:style-name="P9"/>
                </text:list-item>
              </text:list>
            </text:list-item>
          </text:list>
        </text:list-item>
        <text:list-item>
          <text:p text:style-name="P9">Anticipated Graduate Training</text:p>
          <text:list>
            <text:list-item>
              <text:p text:style-name="P10">Finish Writing</text:p>
            </text:list-item>
          </text:list>
          <text:p text:style-name="P9"/>
        </text:list-item>
        <text:list-item>
          <text:p text:style-name="P9">Relevance – <text:span text:style-name="T3">aligned with priority research area</text:span></text:p>
          <text:list>
            <text:list-item>
              <text:p text:style-name="P10">Finish Writing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0:48:38.131253276</meta:creation-date>
    <dc:date>2017-10-31T12:19:22.472751089</dc:date>
    <meta:editing-duration>PT18H12M5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40" meta:word-count="146" meta:character-count="754" meta:non-whitespace-character-count="674"/>
  </office:meta>
</office:document-meta>
</file>